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C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Calibri" officeooo:rsid="000ebcd8" officeooo:paragraph-rsid="000ebcd8"/>
    </style:style>
    <style:style style:name="P2" style:family="paragraph" style:parent-style-name="Table_20_Contents">
      <style:paragraph-properties fo:text-align="start" style:justify-single-word="false"/>
      <style:text-properties style:font-name="Calibri" officeooo:rsid="000f2d6b" officeooo:paragraph-rsid="000f2d6b"/>
    </style:style>
    <style:style style:name="P3" style:family="paragraph" style:parent-style-name="Table_20_Contents">
      <style:paragraph-properties fo:text-align="start" style:justify-single-word="false"/>
      <style:text-properties style:font-name="Calibri" officeooo:rsid="001226e9" officeooo:paragraph-rsid="001226e9"/>
    </style:style>
    <style:style style:name="P4" style:family="paragraph" style:parent-style-name="Table_20_Contents">
      <style:paragraph-properties fo:text-align="start" style:justify-single-word="false"/>
      <style:text-properties style:font-name="Calibri" officeooo:rsid="00156aee" officeooo:paragraph-rsid="00156aee"/>
    </style:style>
    <style:style style:name="P5" style:family="paragraph" style:parent-style-name="Table_20_Contents">
      <style:paragraph-properties fo:text-align="start" style:justify-single-word="false"/>
      <style:text-properties style:font-name="Calibri" officeooo:rsid="0017b459" officeooo:paragraph-rsid="0017b459"/>
    </style:style>
    <style:style style:name="P6" style:family="paragraph" style:parent-style-name="Table_20_Contents">
      <style:paragraph-properties fo:text-align="start" style:justify-single-word="false"/>
      <style:text-properties style:font-name="Calibri" officeooo:rsid="001a22e9" officeooo:paragraph-rsid="001a22e9"/>
    </style:style>
    <style:style style:name="P7" style:family="paragraph" style:parent-style-name="Standard">
      <style:paragraph-properties fo:text-align="center" style:justify-single-word="false"/>
      <style:text-properties style:font-name="Calibri" officeooo:rsid="000ebcd8" officeooo:paragraph-rsid="000ebcd8"/>
    </style:style>
    <style:style style:name="P8" style:family="paragraph" style:parent-style-name="Standard">
      <style:paragraph-properties fo:text-align="center" style:justify-single-word="false"/>
      <style:text-properties style:font-name="Calibri" officeooo:rsid="000ebcd8" officeooo:paragraph-rsid="001d4dc3"/>
    </style:style>
    <style:style style:name="P9" style:family="paragraph" style:parent-style-name="Standard">
      <style:paragraph-properties fo:text-align="start" style:justify-single-word="false"/>
      <style:text-properties style:font-name="Calibri" officeooo:rsid="000ebcd8" officeooo:paragraph-rsid="000ebcd8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fo:font-weight="normal" officeooo:rsid="00144046" officeooo:paragraph-rsid="001d4dc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fo:font-weight="normal" officeooo:rsid="001a22e9" officeooo:paragraph-rsid="001a22e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weight="normal" officeooo:rsid="001d4dc3" officeooo:paragraph-rsid="001d4dc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tyle="normal" fo:font-weight="normal" officeooo:rsid="0017b459" officeooo:paragraph-rsid="0017b459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libri" fo:font-weight="bold" officeooo:rsid="000ebcd8" officeooo:paragraph-rsid="001d4dc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weight="bold" officeooo:rsid="001a22e9" officeooo:paragraph-rsid="001a22e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30pt" fo:font-weight="bold" officeooo:rsid="00144046" officeooo:paragraph-rsid="00144046" style:font-size-asian="30pt" style:font-weight-asian="bold" style:font-size-complex="3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8pt" fo:font-weight="bold" officeooo:rsid="00144046" officeooo:paragraph-rsid="001d4dc3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8pt" fo:font-weight="bold" officeooo:rsid="001a22e9" officeooo:paragraph-rsid="001a22e9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5pt" fo:font-weight="bold" officeooo:rsid="001a22e9" officeooo:paragraph-rsid="001a22e9" style:font-size-asian="13.1000003814697pt" style:font-weight-asian="bold" style:font-size-complex="15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alibri" fo:font-size="12pt" fo:font-weight="bold" officeooo:rsid="001059e7" officeooo:paragraph-rsid="001d4dc3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1d4dc3" officeooo:paragraph-rsid="001d4dc3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144046" officeooo:paragraph-rsid="001d4dc3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156aee" officeooo:paragraph-rsid="001d4dc3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Calibri" fo:font-weight="normal" officeooo:rsid="001059e7" officeooo:paragraph-rsid="001d4dc3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Calibri" fo:font-weight="normal" officeooo:rsid="001059e7" officeooo:paragraph-rsid="001d4dc3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Calibri" officeooo:rsid="001059e7" officeooo:paragraph-rsid="001d4dc3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Calibri" fo:font-style="normal" fo:font-weight="bold" officeooo:rsid="0017b459" officeooo:paragraph-rsid="001d4dc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Calibri" fo:font-size="12pt" fo:letter-spacing="normal" fo:font-style="italic" fo:font-weight="normal" officeooo:rsid="0017b459" officeooo:paragraph-rsid="001d4dc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style:font-name="Calibri" fo:font-size="12pt" fo:letter-spacing="normal" fo:font-style="italic" fo:font-weight="normal" officeooo:rsid="0017b459" officeooo:paragraph-rsid="001d4dc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Calibri" fo:font-size="12pt" fo:letter-spacing="normal" fo:font-style="italic" fo:font-weight="bold" officeooo:rsid="0017b459" officeooo:paragraph-rsid="001d4dc3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text-position="0% 100%" style:font-name="Calibri" fo:font-size="12pt" fo:font-style="normal" fo:font-weight="normal" officeooo:rsid="001d4dc3" officeooo:paragraph-rsid="001d4dc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1d4dc3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7b459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7b459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222222" style:font-name="Calibri" fo:font-size="12.3000001907349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6" style:family="text">
      <style:text-properties style:font-name="Calibri" officeooo:rsid="000ebcd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4dc3" style:font-weight-asian="bold" style:font-weight-complex="bold"/>
    </style:style>
    <style:style style:name="T9" style:family="text">
      <style:text-properties officeooo:rsid="0016fc91"/>
    </style:style>
    <style:style style:name="T10" style:family="text">
      <style:text-properties officeooo:rsid="0017b459"/>
    </style:style>
    <style:style style:name="T11" style:family="text">
      <style:text-properties fo:color="#000000" fo:letter-spacing="normal"/>
    </style:style>
    <style:style style:name="T12" style:family="text">
      <style:text-properties fo:color="#000000" fo:letter-spacing="normal" fo:font-style="italic" officeooo:rsid="0017b459" style:font-style-asian="normal" style:font-style-complex="normal"/>
    </style:style>
    <style:style style:name="T13" style:family="text">
      <style:text-properties fo:color="#000000" fo:letter-spacing="normal" fo:font-style="italic" officeooo:rsid="001d4dc3" style:font-style-asian="normal" style:font-style-complex="normal"/>
    </style:style>
    <style:style style:name="T14" style:family="text">
      <style:text-properties fo:color="#000000" fo:letter-spacing="normal" fo:font-style="normal" officeooo:rsid="0017b459" style:font-style-asian="normal" style:font-style-complex="normal"/>
    </style:style>
    <style:style style:name="T15" style:family="text">
      <style:text-properties fo:color="#000000" fo:letter-spacing="normal" officeooo:rsid="0017b459"/>
    </style:style>
    <style:style style:name="T16" style:family="text">
      <style:text-properties fo:font-style="italic" officeooo:rsid="001d4dc3" style:font-style-asian="italic" style:font-style-complex="italic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officeooo:rsid="001b87aa"/>
    </style:style>
    <style:style style:name="T20" style:family="text">
      <style:text-properties officeooo:rsid="001d4dc3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fo:font-weight="bold" style:font-size-asian="10.5pt" style:font-weight-asian="bold" style:font-size-complex="12pt" style:font-weight-complex="bold"/>
    </style:style>
    <style:style style:name="T23" style:family="text">
      <style:text-properties fo:font-size="12pt" fo:font-style="normal" style:font-size-asian="10.5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aspy Nel Bosco</text:p>
      <text:p text:style-name="P17">Procedura di installazione <text:span text:style-name="T20">automatica</text:span></text:p>
      <text:p text:style-name="P10"/>
      <text:p text:style-name="P12"><text:span text:style-name="T21">Per installare il sistema, salvare il contenuto della cartella Raspy Nel Bosco – Progetto all’interno della home (oppure sul desktop) ed eseguire il comando stando all’interno della cartella </text:span><text:span text:style-name="T22">sudo installaRaspyNelBosco.sh </text:span><text:span text:style-name="T21">(con permessi di amministratore), il sistema richiederà se installare un master oppure uno slave, e poi procederà con la configurazione di default.</text:span></text:p>
      <text:p text:style-name="P12"><text:span text:style-name="T23">Sarà poi necessario c</text:span><text:span text:style-name="T2">onfigurare correttamente le envvar di apache, modificando il file </text:span><text:span text:style-name="T4">/etc/apache2/envvars </text:span><text:span text:style-name="T2">e sostituendo le righe:</text:span></text:p>
      <text:list xml:id="list132085470" text:style-name="L1">
        <text:list-item>
          <text:list>
            <text:list-header>
              <text:p text:style-name="P20"><text:span text:style-name="T12">export APACHE_RUN_USER=www-data</text:span><text:span text:style-name="T2"><text:line-break/></text:span><text:span text:style-name="T12">export APACHE_RUN_GROUP=www-dat</text:span><text:span text:style-name="T13">a</text:span></text:p>
            </text:list-header>
          </text:list>
        </text:list-item>
      </text:list>
      <text:p text:style-name="P28">Con:</text:p>
      <text:list xml:id="list165805029207240" text:continue-numbering="true" text:style-name="L1">
        <text:list-item>
          <text:list>
            <text:list-header>
              <text:p text:style-name="P20"><text:span text:style-name="T12">export APACHE_RUN_USER=pi</text:span><text:span text:style-name="T14"><text:line-break/></text:span><text:span text:style-name="T12">export APACHE_RUN_GROUP=pi</text:span></text:p>
            </text:list-header>
          </text:list>
        </text:list-item>
      </text:list>
      <text:p text:style-name="P10"/>
      <text:p text:style-name="P17">Procedura di installazione <text:span text:style-name="T10">manuale</text:span></text:p>
      <text:p text:style-name="P17"/>
      <text:list xml:id="list165806765312220" text:continue-numbering="true" text:style-name="L1">
        <text:list-item>
          <text:p text:style-name="P21">Eseguire un update delle repository: <text:span text:style-name="T7">sudo apt-get update</text:span></text:p>
        </text:list-item>
        <text:list-item>
          <text:p text:style-name="P22"><text:span text:style-name="T20">Installare la lamp stack:</text:span><text:span text:style-name="T7"> sudo apt-get install apache2 php mysql-server php-mysql</text:span></text:p>
        </text:list-item>
        <text:list-item>
          <text:p text:style-name="P23"><text:span text:style-name="T16">(Opzionale)</text:span><text:span text:style-name="T20"> é possibile installare un ambiente di desktop virtuale VNC per facilitare le operazioni: </text:span><text:span text:style-name="T8">s</text:span><text:span text:style-name="T7">udo apt-get install tightvncserver</text:span></text:p>
        </text:list-item>
        <text:list-item>
          <text:p text:style-name="P21">Copiare il contenuto della cartella <text:span text:style-name="T7">/raspynelbosco</text:span> in <text:span text:style-name="T7">/var/www/html/ </text:span></text:p>
        </text:list-item>
        <text:list-item>
          <text:p text:style-name="P21">Garantire i permessi di scrittura e lettura della cartella all’utente: <text:span text:style-name="T7">sudo chmod -R +rw /var/www/html/raspynelbosco</text:span></text:p>
        </text:list-item>
        <text:list-item>
          <text:p text:style-name="P24"><text:span text:style-name="T2">Configurare correttamente le envvar di apache, modificando il file </text:span><text:span text:style-name="T4">/etc/apache2/envvars </text:span><text:span text:style-name="T2">e sostituendo le righe:</text:span></text:p>
          <text:list>
            <text:list-header>
              <text:p text:style-name="P20"><text:span text:style-name="T12">export APACHE_RUN_USER=www-data</text:span><text:span text:style-name="T2"><text:line-break/></text:span><text:span text:style-name="T12">export APACHE_RUN_GROUP=www-data</text:span></text:p>
            </text:list-header>
          </text:list>
          <text:p text:style-name="P29">Con:</text:p>
          <text:list text:continue-numbering="true">
            <text:list-header>
              <text:p text:style-name="P20"><text:span text:style-name="T12">export APACHE_RUN_USER=pi</text:span><text:span text:style-name="T14"><text:line-break/></text:span><text:span text:style-name="T12">export APACHE_RUN_GROUP=pi</text:span></text:p>
            </text:list-header>
          </text:list>
        </text:list-item>
        <text:list-item>
          <text:p text:style-name="P31"><text:span text:style-name="T15">I</text:span><text:span text:style-name="T11">l sistema ora é correttamente funzionante</text:span></text:p>
        </text:list-item>
      </text:list>
      <text:p text:style-name="P8"/>
      <text:p text:style-name="P14">Configurazione <text:span text:style-name="T20">Access Point</text:span></text:p>
      <text:p text:style-name="P8"/>
      <text:list xml:id="list3804069046" text:style-name="L2">
        <text:list-item>
          <text:p text:style-name="P32"><text:span text:style-name="T6">Per modificare l’indirizzo IP statico: </text:span><text:span text:style-name="Source_20_Text"><text:span text:style-name="T5">sudo nano /etc/dhcpcd.conf</text:span></text:span></text:p>
        </text:list-item>
        <text:list-item>
          <text:p text:style-name="P26">Per configurare il server DHCP: <text:span text:style-name="T7">sudo nano </text:span><text:span text:style-name="T3">/etc/dnsmasq.conf</text:span></text:p>
        </text:list-item>
        <text:list-item>
          <text:p text:style-name="P25"><text:span text:style-name="T1">Per configuare l’AP: </text:span><text:span text:style-name="T3">sudo nano /etc/hostapd/hostapd.conf</text:span></text:p>
          <text:p text:style-name="P27"/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8"><text:soft-page-break/><text:span text:style-name="T20">Configurazione e </text:span><text:s/><text:span text:style-name="T20">f</text:span>unzionamento</text:p>
      <text:p text:style-name="P19"/>
      <text:p text:style-name="P11">Una volta installato il sistema sul Raspberry PI (sia con installazione automatica oppure manuale) bisognerà navigare (Via ssh/vnc oppure direttamente dall’interfaccia) nella cartella <text:span text:style-name="T7">Tracce</text:span> presente nella cartella <text:span text:style-name="T7">/var/www/html/raspynelbosco/.</text:span></text:p>
      <text:p text:style-name="P11">La cartella Tracce al suo interno dovrà essere <text:span text:style-name="T7">strettamente </text:span>strutturata da n sottocartelle con nomenclatura <text:span text:style-name="T7">xx-NomeAttore</text:span> dove <text:span text:style-name="T7">xx</text:span> sarà l’indice (partendo da 00 e <text:s/>arrivando fino a 99) e NomeAttore il nome dell’attore o del personaggio (é opzionale, il sistema funzionerà correttamente anche senza dare specifici nomi, ciò che conta é l’indice).</text:p>
      <text:p text:style-name="P11">All’interno di ogni sottocartella, verranno poi copiate le varie tracce audio per ciascun attore/personaggio, il sistema é in grado di riprodurre sia file mp3 che file wav, il file dovrà avere nomenclatura <text:span text:style-name="T7">xx-NomeTraccia </text:span>dove <text:span text:style-name="T7">xx </text:span>sarà l’indice (che definirà l’ordinamento delle tracce, da 00 a 99) e <text:span text:style-name="T18">NomeTraccia </text:span><text:span text:style-name="T17">il nome della traccia </text:span><text:span text:style-name="T18">strettamente </text:span><text:span text:style-name="T17">senza spazi (</text:span><text:span text:style-name="T19">ad esempio</text:span><text:span text:style-name="T17"> un file di nome “traccia audio 1” dovrà essere rinominato "traccia_audio_1”)</text:span></text:p>
      <text:p text:style-name="P13"/>
      <text:p text:style-name="P15">Lista dispositivi collegati</text:p>
      <text:p text:style-name="P7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1">Nome Dispositivo</text:p>
          </table:table-cell>
          <table:table-cell table:style-name="Table1.A1" office:value-type="string">
            <text:p text:style-name="P1">Indirizzo IP <text:span text:style-name="T10">statico</text:span></text:p>
          </table:table-cell>
          <table:table-cell table:style-name="Table1.A1" office:value-type="string">
            <text:p text:style-name="P3">SSID</text:p>
          </table:table-cell>
          <table:table-cell table:style-name="Table1.D1" office:value-type="string">
            <text:p text:style-name="P1">Finito</text:p>
          </table:table-cell>
        </table:table-row>
        <table:table-row>
          <table:table-cell table:style-name="Table1.A2" office:value-type="string">
            <text:p text:style-name="P1">Raspy Quadrifonia Front</text:p>
          </table:table-cell>
          <table:table-cell table:style-name="Table1.A2" office:value-type="string">
            <text:p text:style-name="P2">192.168.2.1</text:p>
          </table:table-cell>
          <table:table-cell table:style-name="Table1.A2" office:value-type="string">
            <text:p text:style-name="P1">raspy_quadrifonia_f</text:p>
          </table:table-cell>
          <table:table-cell table:style-name="Table1.D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1">Raspy Quadrifonia Back</text:p>
          </table:table-cell>
          <table:table-cell table:style-name="Table1.A2" office:value-type="string">
            <text:p text:style-name="P4">192.168.2.2</text:p>
          </table:table-cell>
          <table:table-cell table:style-name="Table1.A2" office:value-type="string">
            <text:p text:style-name="P4">n<text:span text:style-name="T9">c</text:span></text:p>
          </table:table-cell>
          <table:table-cell table:style-name="Table1.D2" office:value-type="string">
            <text:p text:style-name="P6">y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5:45:20.591319238</meta:creation-date>
    <dc:date>2019-02-26T15:39:15.008455000</dc:date>
    <meta:editing-duration>PT3H35M29S</meta:editing-duration>
    <meta:editing-cycles>8</meta:editing-cycles>
    <meta:generator>LibreOffice/6.0.3.2$MacOSX_X86_64 LibreOffice_project/8f48d515416608e3a835360314dac7e47fd0b821</meta:generator>
    <meta:document-statistic meta:table-count="1" meta:image-count="0" meta:object-count="0" meta:page-count="2" meta:paragraph-count="40" meta:word-count="391" meta:character-count="2887" meta:non-whitespace-character-count="2547"/>
  </office:meta>
</office:document-meta>
</file>